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06cm" fo:break-before="column" table:align="margins"/>
    </style:style>
    <style:style style:name="Table1.A" style:family="table-column">
      <style:table-column-properties style:column-width="0.905cm" style:rel-column-width="3487*"/>
    </style:style>
    <style:style style:name="Table1.B" style:family="table-column">
      <style:table-column-properties style:column-width="3.505cm" style:rel-column-width="13506*"/>
    </style:style>
    <style:style style:name="Table1.C" style:family="table-column">
      <style:table-column-properties style:column-width="1.259cm" style:rel-column-width="4852*"/>
    </style:style>
    <style:style style:name="Table1.D" style:family="table-column">
      <style:table-column-properties style:column-width="0.226cm" style:rel-column-width="871*"/>
    </style:style>
    <style:style style:name="Table1.E" style:family="table-column">
      <style:table-column-properties style:column-width="1.81cm" style:rel-column-width="6974*"/>
    </style:style>
    <style:style style:name="Table1.F" style:family="table-column">
      <style:table-column-properties style:column-width="0.797cm" style:rel-column-width="3072*"/>
    </style:style>
    <style:style style:name="Table1.G" style:family="table-column">
      <style:table-column-properties style:column-width="1.199cm" style:rel-column-width="4622*"/>
    </style:style>
    <style:style style:name="Table1.H" style:family="table-column">
      <style:table-column-properties style:column-width="1.637cm" style:rel-column-width="6306*"/>
    </style:style>
    <style:style style:name="Table1.I" style:family="table-column">
      <style:table-column-properties style:column-width="0.36cm" style:rel-column-width="1388*"/>
    </style:style>
    <style:style style:name="Table1.J" style:family="table-column">
      <style:table-column-properties style:column-width="1.995cm" style:rel-column-width="7688*"/>
    </style:style>
    <style:style style:name="Table1.K" style:family="table-column">
      <style:table-column-properties style:column-width="3.313cm" style:rel-column-width="1276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1.459cm"/>
    </style:style>
    <style:style style:name="P1" style:family="paragraph" style:parent-style-name="Header">
      <style:paragraph-properties fo:text-align="center" style:justify-single-word="false"/>
      <style:text-properties fo:font-size="12pt" fo:font-weight="bold" officeooo:paragraph-rsid="00ba9038" style:font-size-asian="12pt" style:font-weight-asian="bold" style:font-size-complex="12pt" style:font-weight-complex="bold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2pt" fo:font-weight="bold" officeooo:paragraph-rsid="00ace048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officeooo:paragraph-rsid="00ace048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officeooo:paragraph-rsid="000a7e39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font-size="10pt" fo:font-weight="bold" officeooo:rsid="007bc83c" officeooo:paragraph-rsid="009c1e08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officeooo:rsid="0074ec1b" officeooo:paragraph-rsid="00a19f25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officeooo:rsid="00a19f25" officeooo:paragraph-rsid="00a19f25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bold" officeooo:rsid="007594b2" officeooo:paragraph-rsid="00a37fea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text-properties fo:font-size="10pt" officeooo:rsid="00705807" officeooo:paragraph-rsid="0074ec1b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paragraph-rsid="00a19f25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paragraph-rsid="00a37fe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paragraph-rsid="00a485af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a7aaf3" officeooo:paragraph-rsid="00a94c2a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a7aaf3" officeooo:paragraph-rsid="00adbbc8" style:font-size-asian="10pt" style:font-size-complex="10pt"/>
    </style:style>
    <style:style style:name="P18" style:family="paragraph" style:parent-style-name="Table_20_Contents">
      <style:text-properties fo:font-size="10pt" fo:font-weight="normal" officeooo:rsid="00705807" officeooo:paragraph-rsid="00705807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fo:font-size="10pt" fo:font-weight="normal" officeooo:rsid="00705807" officeooo:paragraph-rsid="009c1e08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fo:font-size="10pt" fo:font-weight="normal" officeooo:rsid="009df6a8" officeooo:paragraph-rsid="009df6a8" style:font-size-asian="10pt" style:font-weight-asian="normal" style:font-size-complex="10pt" style:font-weight-complex="normal"/>
    </style:style>
    <style:style style:name="P21" style:family="paragraph" style:parent-style-name="Table_20_Contents">
      <style:text-properties fo:font-size="10pt" fo:font-weight="normal" officeooo:rsid="009ee251" officeooo:paragraph-rsid="009ee251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000000" fo:font-size="10pt" officeooo:rsid="00a7aaf3" officeooo:paragraph-rsid="00ad02ce" style:font-size-asian="10pt" style:font-size-complex="10pt"/>
    </style:style>
    <style:style style:name="P23" style:family="paragraph" style:parent-style-name="Standard">
      <style:text-properties officeooo:paragraph-rsid="000a7e39"/>
    </style:style>
    <style:style style:name="P24" style:family="paragraph" style:parent-style-name="Standard">
      <style:text-properties fo:font-size="10pt" fo:font-weight="normal" officeooo:rsid="00705807" officeooo:paragraph-rsid="009c1e08" style:font-size-asian="10pt" style:font-weight-asian="normal" style:font-size-complex="10pt" style:font-weight-complex="normal"/>
    </style:style>
    <style:style style:name="P25" style:family="paragraph" style:parent-style-name="Standard">
      <style:text-properties fo:font-size="10pt" fo:font-weight="normal" officeooo:rsid="00705807" officeooo:paragraph-rsid="009ee251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/>
      <style:text-properties fo:font-size="10pt" fo:font-weight="bold" officeooo:rsid="0074ec1b" officeooo:paragraph-rsid="00a485af" style:font-size-asian="10pt" style:font-weight-asian="bold" style:font-size-complex="10pt" style:font-weight-complex="bold"/>
    </style:style>
    <style:style style:name="T1" style:family="text">
      <style:text-properties fo:font-size="18pt" officeooo:rsid="00adcd69" style:font-size-asian="18pt" style:font-size-complex="18pt"/>
    </style:style>
    <style:style style:name="T2" style:family="text">
      <style:text-properties fo:font-size="13pt" officeooo:rsid="00adcd69" style:font-size-asian="13pt" style:font-size-complex="13pt"/>
    </style:style>
    <style:style style:name="T3" style:family="text">
      <style:text-properties fo:font-size="11pt" officeooo:rsid="00adcd69" style:font-size-asian="11pt" style:font-size-complex="11pt"/>
    </style:style>
    <style:style style:name="T4" style:family="text">
      <style:text-properties officeooo:rsid="00965c04"/>
    </style:style>
    <style:style style:name="T5" style:family="text">
      <style:text-properties officeooo:rsid="003b7db6"/>
    </style:style>
    <style:style style:name="T6" style:family="text">
      <style:text-properties officeooo:rsid="008b782b"/>
    </style:style>
    <style:style style:name="T7" style:family="text">
      <style:text-properties officeooo:rsid="0098459d"/>
    </style:style>
    <style:style style:name="T8" style:family="text">
      <style:text-properties officeooo:rsid="009b708e"/>
    </style:style>
    <style:style style:name="T9" style:family="text">
      <style:text-properties officeooo:rsid="009ee251"/>
    </style:style>
    <style:style style:name="T10" style:family="text">
      <style:text-properties officeooo:rsid="00a485af"/>
    </style:style>
    <style:style style:name="T11" style:family="text">
      <style:text-properties fo:color="#000000"/>
    </style:style>
    <style:style style:name="T12" style:family="text">
      <style:text-properties fo:color="#000000" fo:font-size="9pt" style:font-size-asian="9pt" style:font-size-complex="9pt"/>
    </style:style>
    <style:style style:name="T13" style:family="text">
      <style:text-properties officeooo:rsid="00ad02ce"/>
    </style:style>
    <style:style style:name="T14" style:family="text">
      <style:text-properties officeooo:rsid="00af724e"/>
    </style:style>
    <style:style style:name="T15" style:family="text">
      <style:text-properties officeooo:rsid="00affa47"/>
    </style:style>
    <style:style style:name="T16" style:family="text">
      <style:text-properties officeooo:rsid="00b54bb1"/>
    </style:style>
    <style:style style:name="fr1" style:family="graphic" style:parent-style-name="Frame">
      <style:graphic-properties fo:margin-left="0cm" fo:margin-right="0cm" fo:margin-top="0cm" fo:margin-bottom="0cm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table:number-columns-spanned="6" office:value-type="string">
            <text:p text:style-name="P6"><text:span text:style-name="T8">GRN No:</text:span><text:span text:style-name="T8"><text:text-input text:description="&lt;o.grn_no&gt;">GRN NO</text:text-inpu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" table:number-columns-spanned="5" office:value-type="string">
            <text:p text:style-name="P6"><text:span text:style-name="T8">GRN Date:</text:span><text:span text:style-name="T8"><text:text-input text:description="&lt;formatLang(o.date_done,date=True)&gt;">GRN Date</text:text-input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24">PO No:<text:text-input text:description="&lt;o.purchase_new_id.name&gt;">PO nam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table:number-columns-spanned="5" office:value-type="string">
            <text:p text:style-name="P20">PO Date:<text:text-input text:description="&lt;formatLang(o.purchase_new_id.date_order,date=True)&gt;">PO Dat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25">Transporter <text:span text:style-name="T9">D</text:span>etails: <text:text-input text:description="&lt;o.transporter_name&gt;">Transporter Nam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table:number-columns-spanned="5" office:value-type="string">
            <text:p text:style-name="P21">Chal<text:span text:style-name="T16">l</text:span>an No:<text:text-input text:description="&lt;o.chalan_no&gt;">Chalan No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18"><text:span text:style-name="T7">Supplier</text:span> Name: <text:s/><text:text-input text:description="&lt;o.partner_id.name&gt;">Customer Name</text:text-input> <text:s text:c="32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table:number-columns-spanned="5" office:value-type="string">
            <text:p text:style-name="P19">Address: <text:s/></text:p>
            <text:p text:style-name="P19"><text:text-input text:description="&lt;o.partner_id.street&gt;">Street</text:text-input> <text:text-input text:description="&lt;o.partner_id.street2&gt;">Street2</text:text-input> <text:s text:c="2"/><text:text-input text:description="&lt;o.partner_id.city&gt;">
City</text:text-input>, <text:s/><text:text-input text:description="&lt;o.partner_id.state_id.name&gt;">State</text:text-input>, <text:text-input text:description="&lt;o.partner_id.country_id.name&gt;">Country</text:text-input>, <text:text-input text:description="&lt;o.partner_id.zip&gt;">Zip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8">Sr No.</text:p>
          </table:table-cell>
          <table:table-cell table:style-name="Table1.A2" office:value-type="string">
            <text:p text:style-name="P7">Product <text:s/><text:span text:style-name="T6">Name</text:span></text:p>
          </table:table-cell>
          <table:table-cell table:style-name="Table1.A2" table:number-columns-spanned="2" office:value-type="string">
            <text:p text:style-name="P9">UOM</text:p>
          </table:table-cell>
          <table:covered-table-cell/>
          <table:table-cell table:style-name="Table1.A2" office:value-type="string">
            <text:p text:style-name="P26">PO <text:span text:style-name="T10">qty</text:span></text:p>
          </table:table-cell>
          <table:table-cell table:style-name="Table1.A2" table:number-columns-spanned="2" office:value-type="string">
            <text:p text:style-name="P26">Received qty</text:p>
          </table:table-cell>
          <table:covered-table-cell/>
          <table:table-cell table:style-name="Table1.A2" table:number-columns-spanned="2" office:value-type="string">
            <text:p text:style-name="P26">Accepted qty</text:p>
          </table:table-cell>
          <table:covered-table-cell/>
          <table:table-cell table:style-name="Table1.A2" office:value-type="string">
            <text:p text:style-name="P26">Rejected qty</text:p>
          </table:table-cell>
          <table:table-cell table:style-name="Table1.G2" office:value-type="string">
            <text:p text:style-name="P26">Remark</text:p>
          </table:table-cell>
        </table:table-row>
        <table:table-row>
          <table:table-cell table:style-name="Table1.G1" table:number-columns-spanned="11" office:value-type="string">
            <text:p text:style-name="P11"><text:text-input text:description="&lt;for each=&quot;line in get_move_lines(o)&quot;&gt;">For start product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<text:text-input text:description="&lt;line['sr_no']&gt;">srno</text:text-input></text:p>
          </table:table-cell>
          <table:table-cell table:style-name="Table1.A2" office:value-type="string">
            <text:p text:style-name="P13"><text:text-input text:description="&lt;line['product']&gt;">  Product</text:text-input></text:p>
          </table:table-cell>
          <table:table-cell table:style-name="Table1.A2" table:number-columns-spanned="2" office:value-type="string">
            <text:p text:style-name="P14"><text:text-input text:description="&lt;line['uom']&gt;">Product UOM</text:text-input></text:p>
          </table:table-cell>
          <table:covered-table-cell/>
          <table:table-cell table:style-name="Table1.A2" office:value-type="string">
            <text:p text:style-name="P15"><text:text-input text:description="&lt;line['po_qty']&gt;">Po qty</text:text-input><text:text-input text:description=""/></text:p>
          </table:table-cell>
          <table:table-cell table:style-name="Table1.A2" table:number-columns-spanned="2" office:value-type="string">
            <text:p text:style-name="P15"><text:text-input text:description="&lt;line['qty_done']&gt;">QTY</text:text-input></text:p>
          </table:table-cell>
          <table:covered-table-cell/>
          <table:table-cell table:style-name="Table1.A2" table:number-columns-spanned="2" office:value-type="string">
            <text:p text:style-name="P12"/>
          </table:table-cell>
          <table:covered-table-cell/>
          <table:table-cell table:style-name="Table1.A2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  <table:table-row>
          <table:table-cell table:style-name="Table1.G2" table:number-columns-spanned="11" office:value-type="string">
            <text:p text:style-name="P10"><text:text-input text:description="&lt;/for&gt;">For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table:number-columns-spanned="3" office:value-type="string">
            <text:p text:style-name="P22"><text:span text:style-name="T15">C</text:span>heck by</text:p>
            <text:p text:style-name="P16"/>
          </table:table-cell>
          <table:covered-table-cell/>
          <table:covered-table-cell/>
          <table:table-cell table:style-name="Table1.A1" table:number-columns-spanned="5" office:value-type="string">
            <text:p text:style-name="P22"><text:span text:style-name="T14">R</text:span>eceived <text:span text:style-name="T14">B</text:span>y </text:p>
          </table:table-cell>
          <table:covered-table-cell/>
          <table:covered-table-cell/>
          <table:covered-table-cell/>
          <table:covered-table-cell/>
          <table:table-cell table:style-name="Table1.G1" table:number-columns-spanned="3" office:value-type="string">
            <text:p text:style-name="P17"><text:span text:style-name="T11">Authorized</text:span> <text:span text:style-name="T13">S</text:span><text:span text:style-name="T12">ignatory</text:span></text:p>
          </table:table-cell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fo:font-weight="bold" officeooo:paragraph-rsid="00ba9038" style:font-size-asian="12pt" style:font-weight-asian="bold" style:font-size-complex="12pt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Table_20_Contents">
      <style:paragraph-properties fo:text-align="center" style:justify-single-word="false"/>
      <style:text-properties fo:font-size="12pt" fo:font-weight="bold" officeooo:paragraph-rsid="00ace048" style:font-size-asian="12pt" style:font-weight-asian="bold" style:font-size-complex="12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size="10pt" fo:font-weight="bold" officeooo:paragraph-rsid="00ace048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10pt" fo:font-weight="bold" officeooo:paragraph-rsid="000a7e39" style:font-size-asian="10pt" style:font-weight-asian="bold" style:font-size-complex="10pt" style:font-weight-complex="bold"/>
    </style:style>
    <style:style style:name="MT1" style:family="text">
      <style:text-properties fo:font-size="18pt" officeooo:rsid="00adcd69" style:font-size-asian="18pt" style:font-size-complex="18pt"/>
    </style:style>
    <style:style style:name="MT2" style:family="text">
      <style:text-properties fo:font-size="13pt" officeooo:rsid="00adcd69" style:font-size-asian="13pt" style:font-size-complex="13pt"/>
    </style:style>
    <style:style style:name="MT3" style:family="text">
      <style:text-properties fo:font-size="11pt" officeooo:rsid="00adcd69" style:font-size-asian="11pt" style:font-size-complex="11pt"/>
    </style:style>
    <style:style style:name="MT4" style:family="text">
      <style:text-properties officeooo:rsid="00965c04"/>
    </style:style>
    <style:style style:name="MT5" style:family="text">
      <style:text-properties officeooo:rsid="003b7db6"/>
    </style:style>
    <style:style style:name="Mfr1" style:family="graphic" style:parent-style-name="Frame">
      <style:graphic-properties fo:margin-left="0cm" fo:margin-right="0cm" fo:margin-top="0cm" fo:margin-bottom="0cm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page-layout style:name="Mpm1">
      <style:page-layout-properties fo:page-width="21.006cm" fo:page-height="29.693cm" style:num-format="1" style:print-orientation="portrait" fo:margin-top="1.52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009cm" fo:margin-left="0cm" fo:margin-right="0cm" fo:margin-bottom="0.51cm" style:dynamic-spacing="false"/>
      </style:header-style>
      <style:footer-style/>
    </style:page-layout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/text:p>
        <text:p text:style-name="MP1"><draw:frame draw:style-name="Mfr1" draw:name="image: asimage(user.company_id.logo_web)" text:anchor-type="paragraph" svg:x="-2.508cm" draw:z-index="0"><draw:text-box fo:min-height="0.48cm" fo:min-width="2.641cm"><text:p text:style-name="MP2"/></draw:text-box></draw:frame><text:span text:style-name="MT3"> </text:span><text:span text:style-name="MT3"><text:text-input text:description="&lt;company_address(o)&gt;">Company Address</text:text-input></text:span> </text:p>
        <text:p text:style-name="MP3"><text:span text:style-name="MT4">Inward Receipt</text:span> </text:p>
        <text:p text:style-name="MP4"><text:span text:style-name="MT5">Date</text:span> <text:date style:data-style-name="N79" text:date-value="2017-04-24T11:14:32.473045228">Monday, April 24, 2017</text:date></text:p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18T22:58:55.253071296</meta:creation-date>
    <dc:date>2017-04-24T11:14:32.429639163</dc:date>
    <meta:editing-duration>PT11H3M57S</meta:editing-duration>
    <meta:editing-cycles>104</meta:editing-cycles>
    <meta:generator>LibreOffice/4.2.8.2$Linux_X86_64 LibreOffice_project/420m0$Build-2</meta:generator>
    <meta:document-statistic meta:table-count="1" meta:image-count="0" meta:object-count="0" meta:page-count="1" meta:paragraph-count="31" meta:word-count="128" meta:character-count="522" meta:non-whitespace-character-count="431"/>
  </office:meta>
</office:document-meta>
</file>